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500CF850820A1EA4C5E.jpg" manifest:media-type="image/jpeg"/>
  <manifest:file-entry manifest:full-path="Pictures/100000000000040000000500FE2C945C93067A6A.jpg" manifest:media-type="image/jpeg"/>
  <manifest:file-entry manifest:full-path="Pictures/10000000000004000000050098F2022D4620E20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8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92cm" svg:height="33.866cm" svg:x="1.213cm" svg:y="13.382cm">
          <draw:image xlink:href="Pictures/10000000000004000000050098F2022D4620E209.jpg" xlink:type="simple" xlink:show="embed" xlink:actuate="onLoad" draw:mime-type="image/jpeg">
            <text:p/>
          </draw:image>
        </draw:frame>
        <draw:frame draw:style-name="gr2" draw:text-style-name="P1" draw:layer="layout" svg:width="27.092cm" svg:height="33.866cm" svg:x="29.675cm" svg:y="13.382cm">
          <draw:image xlink:href="Pictures/100000000000040000000500FE2C945C93067A6A.jpg" xlink:type="simple" xlink:show="embed" xlink:actuate="onLoad" draw:mime-type="image/jpeg">
            <text:p/>
          </draw:image>
        </draw:frame>
        <draw:frame draw:style-name="gr2" draw:text-style-name="P1" draw:layer="layout" svg:width="27.092cm" svg:height="33.866cm" svg:x="58.15cm" svg:y="13.382cm">
          <draw:image xlink:href="Pictures/100000000000040000000500CF850820A1EA4C5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6.3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4T14:20:32.057766734</meta:creation-date>
    <dc:date>2025-01-09T12:38:49.506502537</dc:date>
    <meta:editing-duration>PT17M39S</meta:editing-duration>
    <meta:editing-cycles>5</meta:editing-cycles>
    <meta:generator>LibreOffice/7.3.7.2$Linux_X86_64 LibreOffice_project/30$Build-2</meta:generator>
    <meta:document-statistic meta:object-count="3"/>
  </office:meta>
</office:document-meta>
</file>